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938in" table:align="margins"/>
    </style:style>
    <style:style style:name="Table1.A" style:family="table-column">
      <style:table-column-properties style:column-width="1.0542in" style:rel-column-width="1518*"/>
    </style:style>
    <style:style style:name="Table1.B" style:family="table-column">
      <style:table-column-properties style:column-width="1.1688in" style:rel-column-width="1683*"/>
    </style:style>
    <style:style style:name="Table1.C" style:family="table-column">
      <style:table-column-properties style:column-width="2.4208in" style:rel-column-width="3486*"/>
    </style:style>
    <style:style style:name="Table1.D" style:family="table-column">
      <style:table-column-properties style:column-width="1.5479in" style:rel-column-width="222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3" style:family="paragraph" style:parent-style-name="Text_20_body">
      <style:paragraph-properties fo:text-align="center" style:justify-single-word="false"/>
      <style:text-properties style:font-name="Arial1"/>
    </style:style>
    <style:style style:name="P4" style:family="paragraph" style:parent-style-name="Text_20_body">
      <style:paragraph-properties fo:text-align="start" style:justify-single-word="false"/>
      <style:text-properties style:font-name="Arial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1937in" style:type="right" style:leader-style="dotted" style:leader-text="."/>
        </style:tab-stops>
      </style:paragraph-properties>
    </style:style>
    <style:style style:name="P7" style:family="paragraph" style:parent-style-name="Contents_20_2">
      <style:paragraph-properties>
        <style:tab-stops>
          <style:tab-stop style:position="5.9972in" style:type="right" style:leader-style="dotted" style:leader-text="."/>
        </style:tab-stops>
      </style:paragraph-properties>
    </style:style>
    <style:style style:name="P8" style:family="paragraph" style:parent-style-name="Contents_20_3">
      <style:paragraph-properties>
        <style:tab-stops>
          <style:tab-stop style:position="5.8008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Heading_20_2">
      <style:text-properties fo:background-color="transparent"/>
    </style:style>
    <style:style style:name="P16" style:family="paragraph" style:parent-style-name="Text_20_body">
      <style:text-properties fo:background-color="transparent"/>
    </style:style>
    <style:style style:name="P17" style:family="paragraph" style:parent-style-name="Text_20_body">
      <style:paragraph-properties fo:padding="0.0201in" fo:border="0.0008in solid #000000" style:shadow="none"/>
    </style:style>
    <style:style style:name="P18" style:family="paragraph" style:parent-style-name="Text_20_body">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list-style-name="L6">
      <style:text-properties fo:font-style="normal" fo:background-color="#ffff00" style:font-style-asian="normal" style:font-style-complex="normal"/>
    </style:style>
    <style:style style:name="P21" style:family="paragraph" style:parent-style-name="Text_20_body">
      <style:text-properties fo:font-style="normal" fo:background-color="transparent" style:font-style-asian="normal" style:font-style-complex="normal"/>
    </style:style>
    <style:style style:name="P22" style:family="paragraph" style:parent-style-name="Text_20_body" style:list-style-name="L7">
      <style:text-properties fo:font-style="normal" fo:background-color="transparent" style:font-style-asian="normal" style:font-style-complex="normal"/>
    </style:style>
    <style:style style:name="P23" style:family="paragraph" style:parent-style-name="Text_20_body" style:list-style-name="L8">
      <style:text-properties fo:font-style="normal" fo:background-color="transparent" style:font-style-asian="normal" style:font-style-complex="normal"/>
    </style:style>
    <style:style style:name="P24" style:family="paragraph" style:parent-style-name="Text_20_body">
      <style:text-properties fo:font-style="normal" fo:background-color="#ffff00"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able_20_Contents">
      <style:text-properties fo:font-weight="bold" style:font-weight-asian="bold" style:font-weight-complex="bold"/>
    </style:style>
    <style:style style:name="P27" style:family="paragraph" style:parent-style-name="Text_20_body">
      <style:paragraph-properties fo:padding="0.0201in" fo:border="0.0008in solid #000000" style:shadow="none"/>
      <style:text-properties fo:font-style="normal" fo:font-weight="bold" style:font-style-asian="normal" style:font-weight-asian="bold" style:font-style-complex="normal" style:font-weight-complex="bold"/>
    </style:style>
    <style:style style:name="P28" style:family="paragraph" style:parent-style-name="Text_20_body" style:list-style-name="L10">
      <style:text-properties fo:font-style="normal" fo:font-weight="bold" style:font-style-asian="normal" style:font-weight-asian="bold" style:font-style-complex="normal" style:font-weight-complex="bold"/>
    </style:style>
    <style:style style:name="P29" style:family="paragraph" style:parent-style-name="Text_20_body">
      <style:paragraph-properties fo:padding="0.0201in" fo:border="0.0008in solid #000000" style:shadow="none"/>
      <style:text-properties fo:font-style="normal" fo:font-weight="normal" style:font-style-asian="normal" style:font-weight-asian="normal" style:font-style-complex="normal" style:font-weight-complex="normal"/>
    </style:style>
    <style:style style:name="P30" style:family="paragraph" style:parent-style-name="Text_20_body" style:list-style-name="L11"/>
    <style:style style:name="P31" style:family="paragraph" style:parent-style-name="Text_20_body" style:list-style-name="L12">
      <style:text-properties fo:font-style="normal" style:font-style-asian="normal" style:font-style-complex="normal"/>
    </style:style>
    <style:style style:name="P32" style:family="paragraph" style:parent-style-name="Text_20_body" style:list-style-name="L13">
      <style:text-properties fo:font-style="normal" fo:background-color="transparent" style:font-style-asian="normal" style:font-style-complex="normal"/>
    </style:style>
    <style:style style:name="P33" style:family="paragraph" style:parent-style-name="Text_20_body">
      <style:paragraph-properties fo:padding="0.0201in" fo:border="0.0008in solid #000000" style:shadow="none"/>
      <style:text-properties fo:font-style="normal" fo:font-weight="normal" fo:background-color="transparent" style:font-style-asian="normal" style:font-weight-asian="normal" style:font-style-complex="normal" style:font-weight-complex="normal"/>
    </style:style>
    <style:style style:name="P34" style:family="paragraph" style:parent-style-name="Text_20_body" style:list-style-name="L14">
      <style:text-properties fo:background-color="transparent"/>
    </style:style>
    <style:style style:name="P35" style:family="paragraph" style:parent-style-name="Text_20_body" style:list-style-name="L14">
      <style:text-properties fo:font-style="normal" fo:background-color="transparent" style:font-style-asian="normal" style:font-style-complex="normal"/>
    </style:style>
    <style:style style:name="P36" style:family="paragraph" style:parent-style-name="Text_20_body">
      <style:text-properties fo:background-color="#ffff00"/>
    </style:style>
    <style:style style:name="P37" style:family="paragraph" style:parent-style-name="Text_20_body" style:list-style-name="L15"/>
    <style:style style:name="P38" style:family="paragraph" style:parent-style-name="Text_20_body" style:list-style-name="L15">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p text:style-name="P2"/>
      <text:p text:style-name="P2"/>
      <text:p text:style-name="P2"/>
      <text:p text:style-name="P2">Aigaion 2.0 – Development plan</text:p>
      <text:p text:style-name="P3"/>
      <text:p text:style-name="P3"/>
      <text:p text:style-name="P3">second version</text:p>
      <text:p text:style-name="P3">March 2007</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6">1 <text:s/>Introduction<text:tab/>3</text:p>
          <text:p text:style-name="P6">2 <text:s/>Functionality<text:tab/>4</text:p>
          <text:p text:style-name="P7">2.1 <text:s/>Vision<text:tab/>4</text:p>
          <text:p text:style-name="P7">2.2 <text:s/>Bibliography management<text:tab/>4</text:p>
          <text:p text:style-name="P7">2.3 <text:s/>Bibliography annotation<text:tab/>4</text:p>
          <text:p text:style-name="P7">2.4 <text:s/>Bibliography sharing<text:tab/>5</text:p>
          <text:p text:style-name="P7">2.5 <text:s/>Integration with other systems<text:tab/>5</text:p>
          <text:p text:style-name="P7">2.6 <text:s/>Request for comment<text:tab/>5</text:p>
          <text:p text:style-name="P6">3 <text:s/>Functional Design<text:tab/>6</text:p>
          <text:p text:style-name="P7">3.1 <text:s/>General<text:tab/>6</text:p>
          <text:p text:style-name="P7">3.2 <text:s/>Bibliography management<text:tab/>6</text:p>
          <text:p text:style-name="P8"><text:s text:c="5"/>Publications<text:tab/>6</text:p>
          <text:p text:style-name="P8"><text:s text:c="5"/>Authors<text:tab/>7</text:p>
          <text:p text:style-name="P8"><text:s text:c="5"/>Import and Export<text:tab/>7</text:p>
          <text:p text:style-name="P8"><text:s text:c="5"/>Attachments<text:tab/>7</text:p>
          <text:p text:style-name="P8"><text:s text:c="5"/>Input validation<text:tab/>7</text:p>
          <text:p text:style-name="P7">3.3 <text:s/>Bibliography sharing<text:tab/>8</text:p>
          <text:p text:style-name="P8"><text:s text:c="5"/>Users<text:tab/>8</text:p>
          <text:p text:style-name="P8"><text:s text:c="5"/>Login<text:tab/>8</text:p>
          <text:p text:style-name="P8"><text:s text:c="5"/>User groups<text:tab/>8</text:p>
          <text:p text:style-name="P8"><text:s text:c="5"/>Access rights<text:tab/>9</text:p>
          <text:p text:style-name="P8"><text:s text:c="5"/>Public access<text:tab/>9</text:p>
          <text:p text:style-name="P7">3.4 <text:s/>Bibliography annotation<text:tab/>9</text:p>
          <text:p text:style-name="P8"><text:s text:c="5"/>Topic structure<text:tab/>9</text:p>
          <text:p text:style-name="P8"><text:s text:c="5"/>Notes<text:tab/>10</text:p>
          <text:p text:style-name="P8"><text:s text:c="5"/>Keywords<text:tab/>10</text:p>
          <text:p text:style-name="P7">3.5 <text:s/>User interface<text:tab/>10</text:p>
        </text:index-body>
      </text:table-of-content>
      <text:p text:style-name="Text_20_body"/>
      <text:h text:style-name="P9" text:outline-level="1">Introduction</text:h>
      <text:p text:style-name="Text_20_body">The Aigaion bibliography system has evolved from a basic bibliography manager to a dedicated system offering users support in organizing their bibliographies. The current release of Aigaion (version 1.3, released January 2007), introduced the 'anonymous access' mechanism, which opens the system to a much larger target audience. In order to be able to offer more flexible integration of Aigaion in other systems and to enable easier functionality enhancements, a new core software architecture is needed.</text:p>
      <text:p text:style-name="Text_20_body">In this document we present the design of this new software architecture in full detail. In chapter 2, we present Aigaion at a functional level. We describe the main features of a <text:span text:style-name="T1">shared, annotated bibliography </text:span><text:span text:style-name="T2">such as Aigaion is. Chapter 3 is about the functional design of Aigaion 2. The elementary components of Aigaion are described in more detail.</text:span></text:p>
      <text:p text:style-name="Text_20_body">After describing the functional behavior, we will translate the requirements to a MVC (Model-View-Controller) design. We think that an MVC approach gives us the flexibility we need to integrate the use cases. The choice of which MVC framework to use is not part of this document. We decided to use Code Igniter (<text:a xlink:type="simple" xlink:href="http://www.codeigniter.com/">http://www.codeigniter.com</text:a>), a framework that was designed to give maximum performance with little overhead. The requirements section will focus on the model classes and the user interface (views).</text:p>
      <text:p text:style-name="Text_20_body">If you (the reader) have any suggestions or requests regarding this document and the development of Aigaion 2.0, please let us know. We are sure that with your help, we will be able to present a worthy successor of the current Aigaion versions!</text:p>
      <text:p text:style-name="Text_20_body"/>
      <text:p text:style-name="P10">The Aigaion Team.</text:p>
      <text:h text:style-name="P9" text:outline-level="1">Functionality</text:h>
      <text:p text:style-name="Text_20_body">In this short chapter, the main functionalities of Aigaion are presented. We first describe our vision on what Aigaion is and will then go into some detail on the key Aigaion functionalities. </text:p>
      <text:h text:style-name="Heading_20_2" text:outline-level="2">Vision</text:h>
      <text:p text:style-name="P11">Both for individual researchers as for research groups or projects, it is of major importance to organize the literature one has read. A well organized bibliography is a powerful instrument. It speeds up the search for publications one has already read and supports the user in structuring information. Aigaion provides a bibliography management environment that supports a user in just this: Organizing and managing a complete bibliography, from small personal bibliographies to bibliographies for e.g. a complete research department.</text:p>
      <text:p text:style-name="Text_20_body">Aigaion is a <text:span text:style-name="T3">shared, annotated bibliography manager</text:span><text:span text:style-name="T4">. In the following sections we will elaborate a bit on the functionality of each of these characteristics.</text:span></text:p>
      <text:h text:style-name="Heading_20_2" text:outline-level="2">Bibliography management</text:h>
      <text:p text:style-name="Text_20_body">As the first point, we have the <text:span text:style-name="T1">bibliography management </text:span><text:span text:style-name="T2">part of Aigaion, i.e. maintaining a database with information about bibliographic entries. </text:span>We think that the most important features a bibliography manager should have are:</text:p>
      <text:list text:style-name="L2">
        <text:list-item>
          <text:p text:style-name="P12">Ease of operation.</text:p>
        </text:list-item>
        <text:list-item>
          <text:p text:style-name="P12">Useful data import and export possibilities.</text:p>
        </text:list-item>
        <text:list-item>
          <text:p text:style-name="P12">Support user in having a consistent database.</text:p>
        </text:list-item>
        <text:list-item>
          <text:p text:style-name="P12">Good publication search functions.</text:p>
        </text:list-item>
        <text:list-item>
          <text:p text:style-name="P12">Enable linking attachments (in- and external) to publications.</text:p>
        </text:list-item>
        <text:list-item>
          <text:p text:style-name="P12">Configurable by users.</text:p>
        </text:list-item>
      </text:list>
      <text:p text:style-name="Text_20_body">Aigaion 1.x already provides these features to some extent. In Aigaion 2 we will pay much attention to, among other things, ease of operation, data consistency (validation) and configuration.</text:p>
      <text:h text:style-name="Heading_20_2" text:outline-level="2">Bibliography annotation</text:h>
      <text:p text:style-name="Text_20_body">A second central functionality of Aigaion has always been the <text:span text:style-name="T1">annotation </text:span><text:span text:style-name="T2">of the bibliographic information. This annotation can be both abstractive (summarizing content, pointing out distinctive features, etc ...) and critical (relevance to own work, what you see as good points or shortcomings of the work, etc ...).</text:span></text:p>
      <text:p text:style-name="Text_20_body">Aigaion 1.x provides a customizable <text:span text:style-name="T1">topic structure</text:span> and the <text:span text:style-name="T1">note facility</text:span> for annotation. The topic structure allows one to define a hierarchy of topics of interest, where each publication can be assigned to any number of topics in this tree. The note facility allows one to add any number of annotation paragraphs to each individual publication.</text:p>
      <text:p text:style-name="Text_20_body">In Aigaion 2 we will look closer at, among other things, the ways in which the topic hierarchy can be used.</text:p>
      <text:h text:style-name="Heading_20_2" text:outline-level="2">Bibliography sharing</text:h>
      <text:p text:style-name="Text_20_body">For research groups, managing publications is a big challenge. Every researcher has its own specialist areas but many documents will also be of general interests. Managing shared bibliographies has many extra demands on a bibliography manager. In our opinion, the most important ones are:</text:p>
      <text:list text:style-name="L3">
        <text:list-item>
          <text:p text:style-name="P13">Support for browsing only the relevant publications per user or per user group.</text:p>
        </text:list-item>
        <text:list-item>
          <text:p text:style-name="P13">Allow publishing part(s) of the database.</text:p>
        </text:list-item>
        <text:list-item>
          <text:p text:style-name="P13">Deal with copyright issues: Not all information may be shared</text:p>
          <text:list>
            <text:list-item>
              <text:p text:style-name="P13">with group.</text:p>
            </text:list-item>
            <text:list-item>
              <text:p text:style-name="P13">with the world.</text:p>
            </text:list-item>
          </text:list>
        </text:list-item>
        <text:list-item>
          <text:p text:style-name="P13">Detailed rights management system on user and group level</text:p>
        </text:list-item>
      </text:list>
      <text:p text:style-name="Text_20_body">Aigaion 1.x provides us with user administration, allowing user preferences, both personal and shared topic structures, individual rights management and anonymous access to (part of) the information in the database. In Aigaion 2 we will pay special attention to possibilities for group support, both in 'internal' sharing of publications and in the presentation of content for <text:s/>anonymous guest users.</text:p>
      <text:h text:style-name="Heading_20_2" text:outline-level="2">Integration with other systems</text:h>
      <text:p text:style-name="Text_20_body">A final major issue that we want to mention here is that many users want to be able to integrate Aigaion tighter with other systems they use. Examples are: </text:p>
      <text:list text:style-name="L4">
        <text:list-item>
          <text:p text:style-name="P14">Using the authentication from another application, and automatically creating users that exist in the other application but not in Aigaion (examples: Wikis, CMS, ...)</text:p>
        </text:list-item>
        <text:list-item>
          <text:p text:style-name="P14">Using Aigaion for a kind of cite-while-you-write plugin in word processors and wikis (Word, OpenOffice, etc)</text:p>
        </text:list-item>
      </text:list>
      <text:p text:style-name="Text_20_body">The new architecture that we are planning for Aigaion 2 will make it possible, and in many cases even simple, to develop such integration plugins and modules, even to the point where people can develop their own plugin without having to delve deeply into the Aigaion code.</text:p>
      <text:h text:style-name="P15" text:outline-level="2">What Aigaion is Not</text:h>
      <text:p text:style-name="P16">We are not planning to make a bibliography <text:span text:style-name="T1">formatting </text:span>engine. This limits the amount of customizability of displays. We <text:span text:style-name="T1">will</text:span><text:span text:style-name="T2"> make options for displaying e.g. publication summaries in a different way when we think it makes the content easier to browse for some users (think for example of things like truncating long lists of authors with '</text:span><text:span text:style-name="T1">et. al.</text:span><text:span text:style-name="T2">'). We will </text:span><text:span text:style-name="T1">not</text:span><text:span text:style-name="T2"> make a completely configurable formatting engine that allows one to cut and paste Aigaion displays into a word processor, ready formattedin whatever style required for the paper currently being written. However, it will be extremely simple to find the right view files and adapt them to customize your displays to your hearts desire.</text:span></text:p>
      <text:h text:style-name="P15" text:outline-level="2">Request for comment</text:h>
      <text:p text:style-name="P17">In this chapter we described Aigaion functionality at a very high level. Are there any <text:span text:style-name="T3">major</text:span> features missing, of which you think they should be part of our vision?</text:p>
      <text:p text:style-name="P17">Is this very different from how you use Aigaion, and if so, could you present us a description of how you use it, as an inspiration for us?</text:p>
      <text:p text:style-name="Text_20_body"/>
      <text:h text:style-name="P9" text:outline-level="1">Functional Design</text:h>
      <text:p text:style-name="Text_20_body">In this somewhat longer chapter we discuss many functional parts of the Aigaion 2 design in more detail. It is again loosely divided over the characteristics of Aigaion mentioned in chapter 2: Aigaion as a <text:span text:style-name="T1">shared, annotated bibliography management </text:span><text:span text:style-name="T2">system. We have tried to keep too detailed design and implementation issues outside of this chapter.</text:span></text:p>
      <text:h text:style-name="Heading_20_2" text:outline-level="2">General</text:h>
      <text:p text:style-name="P18">In general, the architecture of Aigaion will be thoroughly reworked for version 2. Using a MVC design will give for example a lot more flexibility in separating program logic from presentation, and design the presentation in a better modular structure. For example, we already have experimented with ways to split control of <text:span text:style-name="T5">what</text:span> to view (e.g. all publications from a subselection of topics, possibly restricted to subscribed-only topics) from <text:span text:style-name="T5">how</text:span> to view it (e.g. ordered by topic, or year, or publication type, or journal name....). In this document we will not dwell too much yet on views and presentation issues though – such topics will be addressed in a different document.</text:p>
      <text:h text:style-name="Heading_20_2" text:outline-level="2">Bibliography management</text:h>
      <text:h text:style-name="Heading_20_3" text:outline-level="3">Publications</text:h>
      <text:p text:style-name="P18">Aigaion 1.x allows one to store publications of several types, each with it's own specific optional and mandatory fields. In the selection of types as well as fields, it is based on the BibTeX format as specified by Oren Patashnik. </text:p>
      <text:p text:style-name="P18">In Aigaion 2 we intend to keep working with the BiBTeX types. As for the fields, we will allow users to specify data for fields that are not supposed to be used for a certain type, or possibly even to specify new default fields to be used for all publications (e.g. project publication number). All data that has been input will be included in (BiBTeX) export data. However, for the BiBTeX fields we will clearly mark BibTeX optional and required fields versus so-called 'ignored' fields, and validation processes will give feedback to users when they entered data in ignored fields.</text:p>
      <text:p text:style-name="P18"/>
      <text:p text:style-name="P18">Special characters in Aigaion 1.x can be stored in BiBTeX characters or 'normal' character sets. There is no clear way to force either the one or the other, though, which may lead to conflicts in formatting, presentation and export. </text:p>
      <text:p text:style-name="P18">In Aigaion 2, if we still allow both methods to be used, we will make a clearer split between the following aspects, possibly on a per-user basis:</text:p>
      <text:list text:style-name="L5">
        <text:list-item>
          <text:p text:style-name="P19">how the data is presented in summaries</text:p>
        </text:list-item>
        <text:list-item>
          <text:p text:style-name="P19">how the data is accepted as input</text:p>
        </text:list-item>
        <text:list-item>
          <text:p text:style-name="P19">how the data is formatted on export</text:p>
        </text:list-item>
        <text:list-item>
          <text:p text:style-name="P19">and how the data is actually stored in the database (this last one is of course <text:span text:style-name="T5">not</text:span> user dependent)</text:p>
        </text:list-item>
      </text:list>
      <text:list text:style-name="L6">
        <text:list-header>
          <text:p text:style-name="P20"/>
        </text:list-header>
      </text:list>
      <text:h text:style-name="Heading_20_3" text:outline-level="3">Authors</text:h>
      <text:p text:style-name="P21">As for authors, the following things have been mentioned that could be taken into account.</text:p>
      <text:list text:style-name="L7">
        <text:list-item>
          <text:p text:style-name="P22">Authors are distinguished by name. It is not uncommon for two different persons to have exactly the same name. A free text field in the author descriptions could provide means to distinguish between two authors with the same name. The user could, upon entering an existing name into the database, be prompted to enter a "distinctive detail". The list of authors could the look like this: <text:line-break/><text:line-break/>Doe, John<text:line-break/>Miller, John, the linguist<text:line-break/>Miller, John, the philosopher<text:line-break/>Smith, John<text:line-break/>and so on</text:p>
        </text:list-item>
        <text:list-item>
          <text:p text:style-name="P22">When a new author is being created, and the name is similar or identical to an existing author, displaying the list of publications of the existing author should help determine whether the new one is actually the same person or not.</text:p>
        </text:list-item>
      </text:list>
      <text:list text:style-name="L8">
        <text:list-item>
          <text:p text:style-name="P23">Do we allow more than one research institute per author? Some authors may indeed have more than one affiliation, so that would be a nice detail. The interface might show the field for a further institute only when the previous field(s) have been filled; similarly for emails and homepage urls. However, it is not a core extension.</text:p>
        </text:list-item>
        <text:list-item>
          <text:p text:style-name="P23">The author list display, both for the whole database and for one single publication, could present some of the extra information as well (so, <text:s/>“Miller, John, the philosopher” instead of simply “Miller, John“).</text:p>
        </text:list-item>
      </text:list>
      <text:h text:style-name="Heading_20_3" text:outline-level="3">Import and Export</text:h>
      <text:p text:style-name="P21">Aigaion 1.x supports BiBTeX import and export, and a little bit of RIS (EndNote format).</text:p>
      <text:p text:style-name="P21">For Aigaion 2 we intend to pay special attention to import issues. We will try to develop more import and export modules where needed, or provide the information so other people can develop import modules. Where possible we will try to compensate for some of the more well-known <text:span text:style-name="T5">non standard</text:span> uses of data formats as produced by some major import sources.</text:p>
      <text:p text:style-name="P21">For export to <text:span text:style-name="T5">formatted</text:span> text we will for now continue to depend on the libraries of the BibOS packages from Bibliophile.</text:p>
      <text:p text:style-name="P21">For export to other formats we want to be able to export at least to those formats from which we also support import. For e.g. BiBTeX we want to have an export that will result in equivalent information as what was imported. For the more fickle data formats this may prove a bit less feasible. </text:p>
      <text:p text:style-name="P21"/>
      <text:p text:style-name="P24">Export notes?</text:p>
      <text:p text:style-name="P24"/>
      <text:p text:style-name="P24">Import and export of aigaion content INCLUDING TOPICS AND NOTES from and to other installations ==&gt; note: this needs the whole review thing; furthermore this can be so slow that you want to make a 'noninteractive background import'. For this we might want to have a 'review area' for pubs that have been imported non-intertactive and that need to be reviewed first.....</text:p>
      <text:p text:style-name="P24"/>
      <text:p text:style-name="P24">resurrect 'starred' topics, and make them available outside of the tree in another view (e.g. always listing starred topics above topic tree?)</text:p>
      <text:h text:style-name="Heading_20_3" text:outline-level="3">Attachments</text:h>
      <text:p text:style-name="P18">Aigaion 1.x offers the ability to attach files that are uploaded from your local computer to the server, or to link 'remote' attaments that are stored as an URL only. Furthermore Aigaion supports DOI information (see <text:a xlink:type="simple" xlink:href="http://www.doi.org/">www.doi.org</text:a>).</text:p>
      <text:p text:style-name="P18">In Aigaion 2 we intend to pay special attention to how we should handle import and export of attachments. Some issues that have been mentioned on the forums are:</text:p>
      <text:list text:style-name="L9">
        <text:list-item>
          <text:p text:style-name="P25">automatically extract DOI and/or URL and or PDF fields as they exist in import data (e.g. BiBTeX) and automatically interpret those fields</text:p>
        </text:list-item>
        <text:list-item>
          <text:p text:style-name="P25">possible automatic uploading of PDF files mentionted in e.g. URL fields in BiBTeX input data</text:p>
        </text:list-item>
        <text:list-item>
          <text:p text:style-name="P25">better presentation of the different types of information in a more uniform way</text:p>
        </text:list-item>
        <text:list-item>
          <text:p text:style-name="P25">export of these different types of information in a more uniform way</text:p>
        </text:list-item>
      </text:list>
      <text:p text:style-name="P18">Furthermore we have had requests from people who want to show icons for <text:span text:style-name="T5">all</text:span> attachments with a publication summary view, instead of just for the 'main' attachments. That will be quite simple to implement as an option once the new architecture is in place.</text:p>
      <text:p text:style-name="P18">We have not yet made a thorough design of these facilities, but will make it a special topic in Aigaion 2 development.</text:p>
      <text:p text:style-name="P18">An important issue in this context is figuring out what all these respective fields contain. There are many field names used for 'links to the actual document', such as DOI, EE, PDF, URL, SRC, etc. Furthermore the values for these fields can cover a wide range of things, such as there are: the real DOI, an URL containing the DOI as part, a link to an electronic version of the article, a link to a web page containing more information about the article, a link to a web page containing a link to the web page, etc. It might be a good idea to make some kind of inventory of variations that we have encountered in different sources (such as: citeseer, portal.acm, elsevier, wiley, dblp, CCSB, etc).</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6">BiBTeX field</text:p>
            </table:table-cell>
            <table:table-cell table:style-name="Table1.A1" office:value-type="string">
              <text:p text:style-name="P26">source</text:p>
            </table:table-cell>
            <table:table-cell table:style-name="Table1.A1" office:value-type="string">
              <text:p text:style-name="P26">contains</text:p>
            </table:table-cell>
            <table:table-cell table:style-name="Table1.D1" office:value-type="string">
              <text:p text:style-name="P26">example</text:p>
            </table:table-cell>
          </table:table-row>
        </table:table-header-rows>
        <table:table-row>
          <table:table-cell table:style-name="Table1.A2" office:value-type="string">
            <text:p text:style-name="Table_20_Contents">url</text:p>
          </table:table-cell>
          <table:table-cell table:style-name="Table1.A2" office:value-type="string">
            <text:p text:style-name="Table_20_Contents"/>
          </table:table-cell>
          <table:table-cell table:style-name="Table1.A2" office:value-type="string">
            <text:p text:style-name="Table_20_Contents">Some url, may contain anything (e.g. the file, or an authors web page)</text:p>
          </table:table-cell>
          <table:table-cell table:style-name="Table1.D2" office:value-type="string">
            <text:p text:style-name="Table_20_Contents"/>
          </table:table-cell>
        </table:table-row>
        <table:table-row>
          <table:table-cell table:style-name="Table1.A2" office:value-type="string">
            <text:p text:style-name="Table_20_Contents">ee</text:p>
          </table:table-cell>
          <table:table-cell table:style-name="Table1.A2" office:value-type="string">
            <text:p text:style-name="Table_20_Contents">DBLP</text:p>
          </table:table-cell>
          <table:table-cell table:style-name="Table1.A2" office:value-type="string">
            <text:p text:style-name="Table_20_Contents">Doi prefixed with http://dx.doi.org/</text:p>
          </table:table-cell>
          <table:table-cell table:style-name="Table1.D2" office:value-type="string">
            <text:p text:style-name="Table_20_Contents"/>
          </table:table-cell>
        </table:table-row>
        <table:table-row>
          <table:table-cell table:style-name="Table1.A2" office:value-type="string">
            <text:p text:style-name="Table_20_Contents">doi</text:p>
          </table:table-cell>
          <table:table-cell table:style-name="Table1.A2" office:value-type="string">
            <text:p text:style-name="Table_20_Contents">Portal.acm</text:p>
          </table:table-cell>
          <table:table-cell table:style-name="Table1.A2" office:value-type="string">
            <text:p text:style-name="Table_20_Contents">Doi prefixed with http://doi.acm.org/</text:p>
          </table:table-cell>
          <table:table-cell table:style-name="Table1.D2" office:value-type="string">
            <text:p text:style-name="Table_20_Contents"/>
          </table:table-cell>
        </table:table-row>
        <table:table-row>
          <table:table-cell table:style-name="Table1.A2" office:value-type="string">
            <text:p text:style-name="Table_20_Contents">doi</text:p>
          </table:table-cell>
          <table:table-cell table:style-name="Table1.A2" office:value-type="string">
            <text:p text:style-name="Table_20_Contents">Various</text:p>
          </table:table-cell>
          <table:table-cell table:style-name="Table1.A2" office:value-type="string">
            <text:p text:style-name="Table_20_Contents">Doi, or doi with some prefix URL</text:p>
          </table:table-cell>
          <table:table-cell table:style-name="Table1.D2" office:value-type="string">
            <text:p text:style-name="Table_20_Contents"/>
          </table:table-cell>
        </table:table-row>
        <table:table-row>
          <table:table-cell table:style-name="Table1.A2" office:value-type="string">
            <text:p text:style-name="Table_20_Contents">pdf</text:p>
          </table:table-cell>
          <table:table-cell table:style-name="Table1.A2" office:value-type="string">
            <text:p text:style-name="Table_20_Contents">Various</text:p>
          </table:table-cell>
          <table:table-cell table:style-name="Table1.A2" office:value-type="string">
            <text:p text:style-name="Table_20_Contents">URL or file link to pdf file</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8"/>
      <text:p text:style-name="P24">See also <text:a xlink:type="simple" xlink:href="https://sourceforge.net/forum/forum.php?thread_id=1658465&amp;forum_id=472688">https://sourceforge.net/forum/forum.php?thread_id=1658465&amp;forum_id=472688</text:a></text:p>
      <text:h text:style-name="Heading_20_3" text:outline-level="3">Input validation</text:h>
      <text:p text:style-name="P18">Validation of input is an important help in keeping a bibliography consistent and of high quality. Offering good validation, both at input time, and afterwards through database maintenance functions, will be a specific concern for Aigaion 2.</text:p>
      <text:p text:style-name="P18">Suggestions have been made for validation of e.g. keywords, journal names and their variations, ...</text:p>
      <text:p text:style-name="P27">RC: <text:span text:style-name="T6">Are there other specific types of data validation that you are missing in Aigaion 1.x?</text:span></text:p>
      <text:h text:style-name="Heading_20_2" text:outline-level="2">Bibliography sharing</text:h>
      <text:h text:style-name="Heading_20_3" text:outline-level="3">Users and User Groups</text:h>
      <text:p text:style-name="P18">Access to an Aigaion database is through a user account. A user account has certain individually set rights (such as e.g. “notes_edit_self”: is this user allowed to add and edit own notes?) and can be subscribed to a subset of the topics in the system. For Aigaion 2, some of the main developments that we plan are that we will allow a user to be part of a <text:span text:style-name="T1">user group</text:span>, that admin users can define default settings for new users, and the possibility to make login dependent on an external system (the last issue is discussed in a separate section). </text:p>
      <text:p text:style-name="P18">The user and group mechanisms rely on the following important concepts.</text:p>
      <text:list text:style-name="L10">
        <text:list-item>
          <text:p text:style-name="P28">User accounts: <text:span text:style-name="T6">define who has access to the system, what rights they have and which topics they are subscribed to. Furthermore user accounts allow users to specify all kinds of preferences for the interface of Aigaion.</text:span></text:p>
        </text:list-item>
        <text:list-item>
          <text:p text:style-name="P28">User groups: <text:span text:style-name="T6">users can be assigned to one or more user groups. <text:line-break/>Access to certain topics, publications, attachments and/or notes can be made dependent on the user groups that a user is assigned to. <text:line-break/>A user group can also be associated with a set of subscribed topics. This has the effect that all users in that group are automatically considered to be at least subscribed to those topics (besides any individually registered topics).</text:span></text:p>
        </text:list-item>
        <text:list-item>
          <text:p text:style-name="P28">Access rights profiles:<text:span text:style-name="T6"> defines a set of access rights that can be assigned to a user with one click on a button. More importantly, an access rights profile can be assigned to a user group, meaning that whenever a user is assigned to that group, all rights in the given access rights profile are automatically assigned to the user. As such, the profiles serve as </text:span><text:span text:style-name="T3">default access rights settings</text:span><text:span text:style-name="T6">.<text:line-break/>Note that the rights from a profile are copied to the user rights table. This means that when you change the set of rights in a access rights profile, this will </text:span>not<text:span text:style-name="T6"> affect the user rights of any users that have been assigned the rights from this profile in the past. This also means that it is possible to create a user with </text:span>less <text:span text:style-name="T6">access rights than the defaults for the group.</text:span></text:p>
        </text:list-item>
      </text:list>
      <text:p text:style-name="P29"><text:span text:style-name="T5">RC</text:span>: does it make sense to have a HIERARCHY of groups? Why? Is it 'nice to have' or 'a major important feature'? Note that this would in any case be implemented only in one of the later versions of Aigaion 2.</text:p>
      <text:h text:style-name="Heading_20_3" text:outline-level="3">Login</text:h>
      <text:p text:style-name="P18">For the login mechanism we have the following requirements:</text:p>
      <text:list text:style-name="L11">
        <text:list-item text:start-value="1">
          <text:p text:style-name="P30">Most pages should be protected by a login mechanism that will disallow access for those who are not logged in.</text:p>
        </text:list-item>
        <text:list-item>
          <text:p text:style-name="P30">This login mechanism will allow for simple login (form based), 'public anonymous' login and 'external login' (take user and login status from external system such as httpauth or CMS). </text:p>
        </text:list-item>
        <text:list-item>
          <text:p text:style-name="P30">Not <text:span text:style-name="T3">all</text:span> pages must be protected: some pages (e.g. some RSS access points and 'about' pages) should be freely accessible.</text:p>
        </text:list-item>
        <text:list-item>
          <text:p text:style-name="P30">We do <text:span text:style-name="T1">not</text:span> want to have to specify <text:span text:style-name="T1">explicitly</text:span> for new pages that they must be covered by the login: new pages must be protected always unless specified otherwise. </text:p>
        </text:list-item>
      </text:list>
      <text:h text:style-name="Heading_20_3" text:outline-level="3">Login from an external system</text:h>
      <text:p text:style-name="P18">The module for the external login should be able to provide Aigaion with information about the user currently logged in to the external system, and, if possible, the name of the group under which the user should be considered to be logged in.</text:p>
      <text:p text:style-name="P18">Examples of external systems from which Aigaion could possibly obtain login information are httpauth, LDAP, any number of Wiki and CMS systems, etc.</text:p>
      <text:p text:style-name="P18">It should be configurable (site level) whether Aigaion should generate new user accounts for users who are logged in to the 'external' system but do not have an account in this system. The access rights profiles assigned to user groups serve as a way in which default rights can be assigned to those new (automatically generated) accounts.</text:p>
      <text:h text:style-name="Heading_20_3" text:outline-level="3">Public access</text:h>
      <text:p text:style-name="P18">In Aigaion 1.3 we introduced the first possibility for allowing anonymous, public access to the database. This anonymous access currently uses one special user account that can be customized to have exactly those access rights that you want an anonymous guest to have. Such guest users do not need to login; if no 'real' user is logged in the system will automatically consider the 'guest user' to be logged in.</text:p>
      <text:p text:style-name="P18">In Aigaion 2 we intend to work this functionality out in more detail:</text:p>
      <text:list text:style-name="L12">
        <text:list-item>
          <text:p text:style-name="P31">Any number of accounts may be designated 'guest account'. By assigning the different guest accounts to different user groups, you can present different cross sections of your database to guest users. This is very useful if you want to publish coherent subsections of an annotated bibliography, or if you want to use Aigaion to present the publications of several research groups to the outside world.</text:p>
        </text:list-item>
        <text:list-item>
          <text:p text:style-name="P31">The access rights (see next subsection) will be extended to make it possible to distinguish the right to access certain entities in Aigaion for 'normal' and 'guest' users.</text:p>
        </text:list-item>
      </text:list>
      <text:p text:style-name="P21"/>
      <text:p text:style-name="P21">As we now allow more than one public account to exist, we need a way to present the different guest-access options to the user.</text:p>
      <text:list text:style-name="L13">
        <text:list-item>
          <text:p text:style-name="P32">we can make a new page that lists the different 'guest accounts'. Clicking on a guest account name logs you (anonymously) in as that guest account. A link to this page may be added to the menu; or it could be the default 'home' page for when you are not logged in as a real user.</text:p>
        </text:list-item>
        <text:list-item>
          <text:p text:style-name="P32">we can make menu options or a drop down box for the different guest accounts and put them somewhere on the screen</text:p>
        </text:list-item>
        <text:list-item>
          <text:p text:style-name="P32">if only one guest account exists, this extra interface feature is not visible, as there is no sense in 'selecting' a guest account if there's only one.</text:p>
        </text:list-item>
        <text:list-item>
          <text:p text:style-name="P32">if you are using one of the guest accounts, the login box is always shown in the menu column</text:p>
        </text:list-item>
      </text:list>
      <text:p text:style-name="P27">RC:<text:span text:style-name="T6"> How do you expect to be using the public access facility? Does the above cover</text:span></text:p>
      <text:h text:style-name="Heading_20_3" text:outline-level="3">Access rights</text:h>
      <text:p text:style-name="P18">In Aigaion 1.3 we introduced individual access rights per user.</text:p>
      <text:p text:style-name="P18">In Aigaion 2 we intend to enlarge the number of individual rights. </text:p>
      <text:p text:style-name="P18">Another of our ideas is to implement access right levels for individual objects such as notes, attachments, publications or topics. Such access right levels will probably be something like [ private | group | <text:s/>all ]. <text:span text:style-name="T5">However</text:span>, when not carefully implemented, this may slow down the system considerably, so we are still thinking about how to proceed here.</text:p>
      <text:p text:style-name="P33"><text:span text:style-name="T5">RC: </text:span>Do you have suggestions for specific access rights that you would like to see implemented in Aigaion 2?</text:p>
      <text:p text:style-name="P33"><text:span text:style-name="T5">RC:</text:span> Should it be possible that an individual object can belong to more than one group?</text:p>
      <text:p text:style-name="P33"><text:span text:style-name="T5">RC: </text:span>what should be the default access level of an item in which circumstances?</text:p>
      <text:h text:style-name="Heading_20_2" text:outline-level="2">Bibliography annotation</text:h>
      <text:p text:style-name="P18">This section notes some of the developments that we foresee for Aigaion 2 compared to Aigaion 1.x in the area of bibliography annotation.</text:p>
      <text:h text:style-name="Heading_20_3" text:outline-level="3">Topic structure</text:h>
      <text:p text:style-name="Text_20_body">Several suggestions from the forums, and some ideas of our own, both large and small, are mentioned here. They still might be extended to a proper text. Also, further suggestions could be added :)</text:p>
      <text:list text:style-name="L14">
        <text:list-item>
          <text:p text:style-name="P34">Several people have suggested an option to <text:span text:style-name="T2">list just the pubs classified at the selected topic level, omitting those in subtopics (so, have the topic tree behave more like a directory explorer...).</text:span></text:p>
        </text:list-item>
        <text:list-item>
          <text:p text:style-name="P35">Another suggestion was to make the depth of the subtree shown at the “pagepertopic” configurable (also to depth 0)</text:p>
        </text:list-item>
        <text:list-item>
          <text:p text:style-name="P35">We are working on a dynamic bookmark list that you can fill while browsing the topics and search results. This might then replace the checkbox mechanism that we now use in publication lists. The current 'multipublicationactions' might then be offered as functions to be executed on the publications in the bookmark list. Such a bookmarklist would be made per-user persistent over sessions.</text:p>
        </text:list-item>
        <text:list-item>
          <text:p text:style-name="P35">Furthermore we are thinking about defining for each user automatically a top-level topic 'my personal topics', which always will be made private (i.e. only accessible by that user). Here one would for example expect to find topics such as “all papers that I think I need to cite in my new wonderful journal paper” or “all papers that I still haven't read despite their urgency and all of my good intentions”. Somewhere in the pages one could then have a button 'make new personal topic' that would make a private topic below 'my personal topics'. Come to think of it, the bookmarklist could offer a function “make a personal topic of this list”.</text:p>
        </text:list-item>
        <text:list-item>
          <text:p text:style-name="P35">Their were many suggestions that were basically about formatting of this or that page (and therefore quite trivial to process once Aigaion 2 is running) that are not included here.</text:p>
        </text:list-item>
      </text:list>
      <text:h text:style-name="Heading_20_3" text:outline-level="3">Notes</text:h>
      <text:p text:style-name="P36">formatting (?), access rights-per-note. Some people have requested different types of notes...</text:p>
      <text:p text:style-name="P36">BTW, would it also be useful to allow annotations to be added to authors as well as to pubs?</text:p>
      <text:h text:style-name="Heading_20_3" text:outline-level="3">Keywords</text:h>
      <text:p text:style-name="Text_20_body">Keywords have not yet received much attention in Aigaion 1.x. On the forums there have been some discussions lately about keyword support that users want to have. This is something that still has to be worked out more.</text:p>
      <text:h text:style-name="Heading_20_2" text:outline-level="2">User interface</text:h>
      <text:p text:style-name="Text_20_body">User interface design is very important for a system that is to be used by a broad audience. In this section we present some guidelines that we 'll always have in mind when designing new features.</text:p>
      <text:list text:style-name="L15">
        <text:list-item>
          <text:p text:style-name="P37">The user interface is 'clean' and to the point. We do not want too many options and shortcuts on one single page, to prevent the user from losing the overview on what the elementary options and operations are.</text:p>
        </text:list-item>
        <text:list-item>
          <text:p text:style-name="P37">Advanced features are easily accessible. Boxes with these options should be loaded dynamically into the screen and should not disturb the 'information flow'.</text:p>
        </text:list-item>
        <text:list-item>
          <text:p text:style-name="P37">The layout is highly customizable. We use CSS 2.1 and XHTML 1.0 to separate structure and layout.</text:p>
        </text:list-item>
        <text:list-item>
          <text:p text:style-name="P37">Aigaion supports the user in keeping the bibliographic data consistent. It does so by offering auto-completion suggestions (author names, journal names, etc) where useful and by verifying data on commit actions. It also provides a set of functionalities that allow the admin user to check the integrity and consistency of the data on different aspects.</text:p>
        </text:list-item>
        <text:list-item>
          <text:p text:style-name="P37">Error messages are complete and self-explainable. Where ever applicable, these messages contain hints on how to prevent the error from occurring.</text:p>
        </text:list-item>
        <text:list-item>
          <text:p text:style-name="P38">LANGUAGE: I18N etc? Language fi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0965in" style:type="center"/>
          <style:tab-stop style:position="6.193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00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04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Standard"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9165in" fo:margin-right="1.1575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pm1">
      <style:footer>
        <text:p text:style-name="Footer"><text:tab/>Aigaion 2.0 – Development plan – 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Wietse Balkema</meta:initial-creator>
    <meta:creation-date>2007-02-02T18:18:31</meta:creation-date>
    <dc:date>2007-04-22T23:29:54</dc:date>
    <dc:language>en-US</dc:language>
    <meta:editing-cycles>77</meta:editing-cycles>
    <meta:editing-duration>P2DT10H20M49S</meta:editing-duration>
    <meta:user-defined meta:name="Info 1"/>
    <meta:user-defined meta:name="Info 2"/>
    <meta:user-defined meta:name="Info 3"/>
    <meta:user-defined meta:name="Info 4"/>
    <meta:document-statistic meta:table-count="1" meta:image-count="0" meta:object-count="0" meta:page-count="14" meta:paragraph-count="194" meta:word-count="4236" meta:character-count="25190"/>
  </office:meta>
</office:document-meta>
</file>